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IVERA GUEVARA, WERNHER NIMEA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IVERA GUEVARA, WERNHER NIMEA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82590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76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5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19:21:5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